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UKSIZM-ZGRZYTANIE ZĘBAMI</text:p>
      <text:p text:style-name="Standard">jest to schorzenie polegające na patologicznym zaciskaniu zębów oraz zgrzytaniu zębami podczas snu. Ma charakter stereotypii. Występuje również często uosób charakteryzujacych się niska odpornością na stres. Nieleczony bruksizm może doprowadzić do uszkodzenia zębów , pękania szkliwa, może przyczyniać się do powstawania stanów zapalnych dziąseł czy zmian zaplanych stawów skroniowo-żuchwowych. Obecnie dzięki właściwością botoksu medycyna estetyczna daje możliwość skutecznego leczenia <text:s/>bruksizmu. Botoks wprowadzany w miejsce doceleowe blokuje przewodnictwo nerwowo-mięśniowe , powodując zmniejszenie napięciamięśni a coza tym idzie redukuje intensywność tarcia o siebie zębów. Pierwsze efekty pojawiają się po 2-3 dniach. Pełny efekt po 7-10 dni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5T14:54:51</meta:creation-date>
    <meta:document-statistic meta:table-count="0" meta:image-count="0" meta:object-count="0" meta:page-count="1" meta:paragraph-count="2" meta:word-count="96" meta:character-count="778"/>
    <dc:date>2017-11-05T15:06:06</dc:date>
    <meta:editing-duration>PT11M15S</meta:editing-duration>
    <meta:editing-cycles>1</meta:editing-cycles>
    <meta:generator>OpenOffice/4.1.2$Unix OpenOffice.org_project/412m3$Build-9782</meta:generator>
  </office:meta>
</office:document-meta>
</file>